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text-properties style:font-name="Liberation Sans" officeooo:rsid="00035398" officeooo:paragraph-rsid="00035398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3" style:family="paragraph" style:parent-style-name="Subtitle">
      <style:text-properties officeooo:paragraph-rsid="00035398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text-properties officeooo:paragraph-rsid="00042076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02005b2" officeooo:paragraph-rsid="002005b2"/>
    </style:style>
    <style:style style:name="P11" style:family="paragraph" style:parent-style-name="Heading_20_2">
      <style:text-properties officeooo:paragraph-rsid="000f830e"/>
    </style:style>
    <style:style style:name="P12" style:family="paragraph" style:parent-style-name="Heading_20_2">
      <style:paragraph-properties fo:break-before="page"/>
      <style:text-properties officeooo:paragraph-rsid="00247eee"/>
    </style:style>
    <style:style style:name="P13" style:family="paragraph" style:parent-style-name="Heading_20_3">
      <style:text-properties officeooo:paragraph-rsid="0010552c"/>
    </style:style>
    <style:style style:name="P14" style:family="paragraph" style:parent-style-name="Heading_20_3">
      <style:text-properties officeooo:rsid="0010552c" officeooo:paragraph-rsid="0010552c"/>
    </style:style>
    <style:style style:name="P15" style:family="paragraph" style:parent-style-name="Heading_20_3">
      <style:text-properties officeooo:rsid="001bf02f" officeooo:paragraph-rsid="001bf02f"/>
    </style:style>
    <style:style style:name="P16" style:family="paragraph" style:parent-style-name="Heading_20_3">
      <style:text-properties officeooo:rsid="00294bc3" officeooo:paragraph-rsid="00294bc3"/>
    </style:style>
    <style:style style:name="P17" style:family="paragraph" style:parent-style-name="Heading_20_3">
      <style:text-properties officeooo:rsid="00337f60" officeooo:paragraph-rsid="00337f60"/>
    </style:style>
    <style:style style:name="P18" style:family="paragraph" style:parent-style-name="Heading_20_3">
      <style:text-properties officeooo:rsid="0036c242" officeooo:paragraph-rsid="0036c242"/>
    </style:style>
    <style:style style:name="P19" style:family="paragraph" style:parent-style-name="Preformatted_20_Text">
      <style:text-properties officeooo:rsid="002790bd" officeooo:paragraph-rsid="002790bd"/>
    </style:style>
    <style:style style:name="P20" style:family="paragraph" style:parent-style-name="Preformatted_20_Text">
      <style:text-properties officeooo:rsid="00294bc3" officeooo:paragraph-rsid="00294bc3"/>
    </style:style>
    <style:style style:name="P21" style:family="paragraph" style:parent-style-name="Preformatted_20_Text">
      <style:text-properties officeooo:paragraph-rsid="002dbb0d"/>
    </style:style>
    <style:style style:name="P22" style:family="paragraph" style:parent-style-name="Preformatted_20_Text">
      <style:text-properties officeooo:rsid="00337f60" officeooo:paragraph-rsid="00337f60"/>
    </style:style>
    <style:style style:name="P23" style:family="paragraph" style:parent-style-name="Preformatted_20_Text">
      <style:text-properties officeooo:paragraph-rsid="00337f60"/>
    </style:style>
    <style:style style:name="P24" style:family="paragraph" style:parent-style-name="Preformatted_20_Text">
      <style:text-properties officeooo:rsid="0036c242"/>
    </style:style>
    <style:style style:name="P25" style:family="paragraph" style:parent-style-name="Text_20_body" style:list-style-name="L4">
      <style:text-properties officeooo:rsid="000b5da6" officeooo:paragraph-rsid="000b5da6"/>
    </style:style>
    <style:style style:name="P26" style:family="paragraph" style:parent-style-name="Text_20_body" style:list-style-name="L4">
      <style:text-properties officeooo:rsid="000b5da6" officeooo:paragraph-rsid="000c5185"/>
    </style:style>
    <style:style style:name="P27" style:family="paragraph" style:parent-style-name="Text_20_body" style:list-style-name="L13">
      <style:text-properties officeooo:rsid="000b5da6" officeooo:paragraph-rsid="000c5185"/>
    </style:style>
    <style:style style:name="P28" style:family="paragraph" style:parent-style-name="Text_20_body" style:list-style-name="L14">
      <style:text-properties officeooo:rsid="000b5da6" officeooo:paragraph-rsid="000edbba"/>
    </style:style>
    <style:style style:name="P29" style:family="paragraph" style:parent-style-name="Text_20_body" style:list-style-name="L12">
      <style:text-properties fo:font-weight="bold" officeooo:rsid="000b5da6" officeooo:paragraph-rsid="000b5da6" style:font-weight-asian="bold" style:font-weight-complex="bold"/>
    </style:style>
    <style:style style:name="P30" style:family="paragraph" style:parent-style-name="Text_20_body" style:list-style-name="L14">
      <style:text-properties fo:font-weight="bold" officeooo:rsid="000d8c6a" officeooo:paragraph-rsid="000d8c6a" style:font-weight-asian="bold" style:font-weight-complex="bold"/>
    </style:style>
    <style:style style:name="P31" style:family="paragraph" style:parent-style-name="Text_20_body" style:list-style-name="L12">
      <style:text-properties fo:font-weight="bold" officeooo:rsid="001eba6f" officeooo:paragraph-rsid="001eba6f" style:font-weight-asian="bold" style:font-weight-complex="bold"/>
    </style:style>
    <style:style style:name="P32" style:family="paragraph" style:parent-style-name="Text_20_body" style:list-style-name="L12">
      <style:text-properties fo:font-weight="bold" officeooo:rsid="002ed92c" officeooo:paragraph-rsid="002ed92c" style:font-weight-asian="bold" style:font-weight-complex="bold"/>
    </style:style>
    <style:style style:name="P33" style:family="paragraph" style:parent-style-name="Text_20_body" style:list-style-name="L12">
      <style:text-properties officeooo:paragraph-rsid="000b5da6"/>
    </style:style>
    <style:style style:name="P34" style:family="paragraph" style:parent-style-name="Text_20_body" style:list-style-name="L12">
      <style:text-properties fo:font-weight="normal" officeooo:rsid="000b5da6" officeooo:paragraph-rsid="0030b1b4" style:font-weight-asian="normal" style:font-weight-complex="normal"/>
    </style:style>
    <style:style style:name="P35" style:family="paragraph" style:parent-style-name="Text_20_body" style:list-style-name="L12">
      <style:text-properties fo:font-weight="normal" officeooo:rsid="0011cef8" officeooo:paragraph-rsid="0011cef8" style:font-weight-asian="normal" style:font-weight-complex="normal"/>
    </style:style>
    <style:style style:name="P36" style:family="paragraph" style:parent-style-name="Text_20_body" style:list-style-name="L14">
      <style:text-properties officeooo:rsid="000d8c6a" officeooo:paragraph-rsid="000edbba"/>
    </style:style>
    <style:style style:name="P37" style:family="paragraph" style:parent-style-name="Text_20_body" style:list-style-name="L12">
      <style:text-properties officeooo:rsid="000d8c6a" officeooo:paragraph-rsid="000edbba"/>
    </style:style>
    <style:style style:name="P38" style:family="paragraph" style:parent-style-name="Text_20_body" style:list-style-name="L13">
      <style:text-properties officeooo:paragraph-rsid="000c5185"/>
    </style:style>
    <style:style style:name="T1" style:family="text">
      <style:text-properties officeooo:rsid="000427bc"/>
    </style:style>
    <style:style style:name="T2" style:family="text">
      <style:text-properties style:font-name="Liberation Sans" officeooo:rsid="000767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5da6" style:font-weight-asian="bold" style:font-weight-complex="bold"/>
    </style:style>
    <style:style style:name="T5" style:family="text">
      <style:text-properties fo:font-weight="bold" officeooo:rsid="000edbba" style:font-weight-asian="bold" style:font-weight-complex="bold"/>
    </style:style>
    <style:style style:name="T6" style:family="text">
      <style:text-properties fo:font-weight="bold" officeooo:rsid="001aa3e5" style:font-weight-asian="bold" style:font-weight-complex="bold"/>
    </style:style>
    <style:style style:name="T7" style:family="text">
      <style:text-properties fo:font-weight="bold" officeooo:rsid="001cdda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5da6" style:font-weight-asian="normal" style:font-weight-complex="normal"/>
    </style:style>
    <style:style style:name="T10" style:family="text">
      <style:text-properties fo:font-weight="normal" officeooo:rsid="000c5185" style:font-weight-asian="normal" style:font-weight-complex="normal"/>
    </style:style>
    <style:style style:name="T11" style:family="text">
      <style:text-properties fo:font-weight="normal" officeooo:rsid="000f830e" style:font-weight-asian="normal" style:font-weight-complex="normal"/>
    </style:style>
    <style:style style:name="T12" style:family="text">
      <style:text-properties fo:font-weight="normal" officeooo:rsid="0018082b" style:font-weight-asian="normal" style:font-weight-complex="normal"/>
    </style:style>
    <style:style style:name="T13" style:family="text">
      <style:text-properties fo:font-weight="normal" officeooo:rsid="001fe819" style:font-weight-asian="normal" style:font-weight-complex="normal"/>
    </style:style>
    <style:style style:name="T14" style:family="text">
      <style:text-properties officeooo:rsid="000d8c6a"/>
    </style:style>
    <style:style style:name="T15" style:family="text">
      <style:text-properties officeooo:rsid="000edbba"/>
    </style:style>
    <style:style style:name="T16" style:family="text">
      <style:text-properties officeooo:rsid="00035398"/>
    </style:style>
    <style:style style:name="T17" style:family="text">
      <style:text-properties officeooo:rsid="00149dd1"/>
    </style:style>
    <style:style style:name="T18" style:family="text">
      <style:text-properties officeooo:rsid="001cdda3"/>
    </style:style>
    <style:style style:name="T19" style:family="text">
      <style:text-properties officeooo:rsid="0021e894"/>
    </style:style>
    <style:style style:name="T20" style:family="text">
      <style:text-properties officeooo:rsid="002678be"/>
    </style:style>
    <style:style style:name="T21" style:family="text">
      <style:text-properties officeooo:rsid="002acd1d"/>
    </style:style>
    <style:style style:name="T22" style:family="text">
      <style:text-properties officeooo:rsid="002c8aac"/>
    </style:style>
    <style:style style:name="T23" style:family="text">
      <style:text-properties officeooo:rsid="0030039b"/>
    </style:style>
    <style:style style:name="T24" style:family="text">
      <style:text-properties officeooo:rsid="00337f6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Title"/>
      <text:p text:style-name="Title"/>
      <text:p text:style-name="Title"><text:span text:style-name="T1">Content Creation</text:span></text:p>
      <text:p text:style-name="P3">Papadanku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4"><text:a xlink:type="simple" xlink:href="#__RefHeading___Toc165_1320702543" text:style-name="Index_20_Link" text:visited-style-name="Index_20_Link">About<text:tab/>3</text:a></text:p>
          <text:p text:style-name="P4"><text:a xlink:type="simple" xlink:href="#__RefHeading___Toc8_599908755" text:style-name="Index_20_Link" text:visited-style-name="Index_20_Link">YouTube<text:tab/>3</text:a></text:p>
          <text:p text:style-name="P5"><text:a xlink:type="simple" xlink:href="#__RefHeading___Toc209_1320702543" text:style-name="Index_20_Link" text:visited-style-name="Index_20_Link">Profile<text:tab/>3</text:a></text:p>
          <text:p text:style-name="P5"><text:a xlink:type="simple" xlink:href="#__RefHeading___Toc12_599908755" text:style-name="Index_20_Link" text:visited-style-name="Index_20_Link">Content<text:tab/>3</text:a></text:p>
          <text:p text:style-name="P6"><text:a xlink:type="simple" xlink:href="#__RefHeading___Toc200_1320702543" text:style-name="Index_20_Link" text:visited-style-name="Index_20_Link">Video<text:tab/>3</text:a></text:p>
          <text:p text:style-name="P4"><text:a xlink:type="simple" xlink:href="#__RefHeading___Toc14_599908755" text:style-name="Index_20_Link" text:visited-style-name="Index_20_Link">Instagram<text:tab/>4</text:a></text:p>
          <text:p text:style-name="P5"><text:a xlink:type="simple" xlink:href="#__RefHeading___Toc16_599908755" text:style-name="Index_20_Link" text:visited-style-name="Index_20_Link">Profile<text:tab/>4</text:a></text:p>
          <text:p text:style-name="P6"><text:a xlink:type="simple" xlink:href="#__RefHeading___Toc202_1320702543" text:style-name="Index_20_Link" text:visited-style-name="Index_20_Link">About<text:tab/>4</text:a></text:p>
          <text:p text:style-name="P5"><text:a xlink:type="simple" xlink:href="#__RefHeading___Toc18_599908755" text:style-name="Index_20_Link" text:visited-style-name="Index_20_Link">Content<text:tab/>4</text:a></text:p>
          <text:p text:style-name="P6"><text:a xlink:type="simple" xlink:href="#__RefHeading___Toc167_1320702543" text:style-name="Index_20_Link" text:visited-style-name="Index_20_Link">Posts<text:tab/>4</text:a></text:p>
          <text:p text:style-name="P4"><text:a xlink:type="simple" xlink:href="#__RefHeading___Toc20_599908755" text:style-name="Index_20_Link" text:visited-style-name="Index_20_Link">Examples<text:tab/>5</text:a></text:p>
          <text:p text:style-name="P5"><text:a xlink:type="simple" xlink:href="#__RefHeading___Toc330_1320702543" text:style-name="Index_20_Link" text:visited-style-name="Index_20_Link">YouTube<text:tab/>5</text:a></text:p>
          <text:p text:style-name="P6"><text:a xlink:type="simple" xlink:href="#__RefHeading___Toc332_1320702543" text:style-name="Index_20_Link" text:visited-style-name="Index_20_Link">Video Title<text:tab/>5</text:a></text:p>
          <text:p text:style-name="P6"><text:a xlink:type="simple" xlink:href="#__RefHeading___Toc334_1320702543" text:style-name="Index_20_Link" text:visited-style-name="Index_20_Link">Video Description<text:tab/>5</text:a></text:p>
          <text:p text:style-name="P6"><text:a xlink:type="simple" xlink:href="#__RefHeading___Toc390_1320702543" text:style-name="Index_20_Link" text:visited-style-name="Index_20_Link">Playlist<text:tab/>5</text:a></text:p>
          <text:p text:style-name="P6"><text:a xlink:type="simple" xlink:href="#__RefHeading___Toc392_1320702543" text:style-name="Index_20_Link" text:visited-style-name="Index_20_Link">Tags<text:tab/>5</text:a></text:p>
          <text:p text:style-name="P6"><text:a xlink:type="simple" xlink:href="#__RefHeading___Toc394_1320702543" text:style-name="Index_20_Link" text:visited-style-name="Index_20_Link">Category<text:tab/>5</text:a></text:p>
          <text:p text:style-name="P5"><text:a xlink:type="simple" xlink:href="#__RefHeading___Toc336_1320702543" text:style-name="Index_20_Link" text:visited-style-name="Index_20_Link">Instagram<text:tab/>6</text:a></text:p>
          <text:p text:style-name="P6"><text:a xlink:type="simple" xlink:href="#__RefHeading___Toc401_1320702543" text:style-name="Index_20_Link" text:visited-style-name="Index_20_Link">Posts<text:tab/>6</text:a></text:p>
        </text:index-body>
      </text:table-of-content>
      <text:p text:style-name="Text_20_body"/>
      <text:h text:style-name="P9" text:outline-level="1"><text:bookmark-start text:name="__RefHeading___Toc165_1320702543"/>About<text:bookmark-end text:name="__RefHeading___Toc165_1320702543"/></text:h>
      <text:p text:style-name="Standard">This guide is to help create a consistent style of content creation across multiple platforms.<text:span text:style-name="T2"> </text:span>The guide includes templates through variable fields that allow you to use this document across different users.</text:p>
      <text:h text:style-name="P8" text:outline-level="1"><text:bookmark-start text:name="__RefHeading___Toc8_599908755"/>YouTube<text:bookmark-end text:name="__RefHeading___Toc8_599908755"/></text:h>
      <text:h text:style-name="Heading_20_2" text:outline-level="2"><text:bookmark-start text:name="__RefHeading___Toc209_1320702543"/>Profile<text:bookmark-end text:name="__RefHeading___Toc209_1320702543"/></text:h>
      <text:list text:style-name="L4">
        <text:list-item>
          <text:p text:style-name="P25">Description <text:span text:style-name="T8">of the channel</text:span></text:p>
        </text:list-item>
        <text:list-item>
          <text:p text:style-name="P25"><text:span text:style-name="T8">Methods of contact (if possible)</text:span></text:p>
        </text:list-item>
        <text:list-item>
          <text:p text:style-name="P26"><text:span text:style-name="T8">Other </text:span><text:span text:style-name="T10">links</text:span><text:span text:style-name="T8"> (if possible)</text:span></text:p>
        </text:list-item>
      </text:list>
      <text:h text:style-name="P11" text:outline-level="2"><text:bookmark-start text:name="__RefHeading___Toc12_599908755"/><text:span text:style-name="T16">Content</text:span><text:bookmark-end text:name="__RefHeading___Toc12_599908755"/></text:h>
      <text:h text:style-name="Heading_20_3" text:outline-level="3"><text:bookmark-start text:name="__RefHeading___Toc200_1320702543"/>Video<text:bookmark-end text:name="__RefHeading___Toc200_1320702543"/></text:h>
      <text:list text:style-name="L12">
        <text:list-item>
          <text:p text:style-name="P33"><text:span text:style-name="T9">Description</text:span></text:p>
          <text:list>
            <text:list-item>
              <text:p text:style-name="P29">At least <text:span text:style-name="T18">1 </text:span>sentence<text:span text:style-name="T8"> on what the video is about</text:span></text:p>
            </text:list-item>
            <text:list-item>
              <text:p text:style-name="P31"><text:span text:style-name="T13">Timecodes</text:span><text:span text:style-name="T8"> (if needed)</text:span></text:p>
            </text:list-item>
            <text:list-item>
              <text:p text:style-name="P33"><text:span text:style-name="T4">All</text:span><text:span text:style-name="T9"> sources used in the video, including their respective authors</text:span></text:p>
            </text:list-item>
            <text:list-item>
              <text:p text:style-name="P29"><text:span text:style-name="T15">Only</text:span> 3 hashtags<text:span text:style-name="T8"> related to the video</text:span></text:p>
              <text:list>
                <text:list-item>
                  <text:p text:style-name="P37"><text:span text:style-name="T8">Hashtags must be </text:span><text:span text:style-name="T3">relevant</text:span></text:p>
                </text:list-item>
                <text:list-item>
                  <text:p text:style-name="P37"><text:span text:style-name="T8">Hashtags must be </text:span><text:span text:style-name="T3">different</text:span></text:p>
                </text:list-item>
                <text:list-item>
                  <text:p text:style-name="P37"><text:span text:style-name="T8">Hashtag set must be </text:span><text:span text:style-name="T5">mix of</text:span><text:span text:style-name="T3"> well known and niche</text:span></text:p>
                </text:list-item>
              </text:list>
            </text:list-item>
            <text:list-item>
              <text:p text:style-name="P29">No<text:span text:style-name="T8"> unnecessary keywords</text:span></text:p>
            </text:list-item>
          </text:list>
        </text:list-item>
        <text:list-item>
          <text:p text:style-name="P32">High-definition<text:span text:style-name="T8"> thumbnails</text:span></text:p>
        </text:list-item>
        <text:list-item>
          <text:p text:style-name="P34"><text:span text:style-name="T8">Associated playlist(s)</text:span></text:p>
        </text:list-item>
        <text:list-item>
          <text:p text:style-name="P32">Only 3 to 5<text:span text:style-name="T8"> tags</text:span></text:p>
        </text:list-item>
        <text:list-item>
          <text:p text:style-name="P32"><text:span text:style-name="T8">Appropriate category</text:span></text:p>
        </text:list-item>
        <text:list-item>
          <text:p text:style-name="P35">Scheduled <text:span text:style-name="T3">at 12:00am</text:span> before the following</text:p>
          <text:list>
            <text:list-item>
              <text:p text:style-name="P35">Weekends (Friday and Saturday)</text:p>
            </text:list-item>
            <text:list-item>
              <text:p text:style-name="P35">Related events, such as holidays</text:p>
            </text:list-item>
          </text:list>
        </text:list-item>
      </text:list>
      <text:h text:style-name="Heading_20_1" text:outline-level="1"><text:bookmark-start text:name="__RefHeading___Toc14_599908755"/><text:soft-page-break/>Instagram<text:bookmark-end text:name="__RefHeading___Toc14_599908755"/></text:h>
      <text:h text:style-name="P11" text:outline-level="2"><text:bookmark-start text:name="__RefHeading___Toc16_599908755"/>Profile<text:bookmark-end text:name="__RefHeading___Toc16_599908755"/></text:h>
      <text:h text:style-name="P14" text:outline-level="3"><text:bookmark-start text:name="__RefHeading___Toc202_1320702543"/>About<text:bookmark-end text:name="__RefHeading___Toc202_1320702543"/></text:h>
      <text:list text:style-name="L13">
        <text:list-item>
          <text:p text:style-name="P27"><text:span text:style-name="T8">Description of </text:span><text:span text:style-name="T10">the </text:span><text:span text:style-name="T11">creator</text:span></text:p>
        </text:list-item>
        <text:list-item>
          <text:p text:style-name="P38"><text:span text:style-name="T10">Other links (if possible)</text:span></text:p>
        </text:list-item>
      </text:list>
      <text:h text:style-name="P11" text:outline-level="2"><text:bookmark-start text:name="__RefHeading___Toc18_599908755"/>Content<text:bookmark-end text:name="__RefHeading___Toc18_599908755"/></text:h>
      <text:h text:style-name="P13" text:outline-level="3"><text:bookmark-start text:name="__RefHeading___Toc167_1320702543"/>Post<text:span text:style-name="T17">s</text:span><text:bookmark-end text:name="__RefHeading___Toc167_1320702543"/></text:h>
      <text:list text:style-name="L14">
        <text:list-item>
          <text:p text:style-name="P30">No<text:span text:style-name="T8"> Instagram filters </text:span><text:span text:style-name="T12">or </text:span><text:span text:style-name="T8">crop</text:span><text:span text:style-name="T12">ping</text:span></text:p>
        </text:list-item>
        <text:list-item>
          <text:p text:style-name="P28"><text:span text:style-name="T3">At least </text:span><text:span text:style-name="T7">1</text:span><text:span text:style-name="T3"> sentence</text:span> on what the <text:span text:style-name="T14">content</text:span> is about</text:p>
        </text:list-item>
        <text:list-item>
          <text:p text:style-name="P36"><text:span text:style-name="T6">Only </text:span><text:span text:style-name="T3">3 to 5</text:span><text:span text:style-name="T8"> hashtags</text:span></text:p>
          <text:list>
            <text:list-item>
              <text:p text:style-name="P36"><text:span text:style-name="T8">Hashtags must be </text:span><text:span text:style-name="T3">relevant</text:span></text:p>
            </text:list-item>
            <text:list-item>
              <text:p text:style-name="P36"><text:span text:style-name="T8">Hashtags must be </text:span><text:span text:style-name="T3">different</text:span></text:p>
            </text:list-item>
            <text:list-item>
              <text:p text:style-name="P36"><text:span text:style-name="T8">Hashtag set must be </text:span><text:span text:style-name="T5">mix of</text:span><text:span text:style-name="T3"> well known and niche</text:span></text:p>
            </text:list-item>
          </text:list>
        </text:list-item>
      </text:list>
      <text:h text:style-name="P10" text:outline-level="1"><text:bookmark-start text:name="__RefHeading___Toc20_599908755"/>Examples<text:bookmark-end text:name="__RefHeading___Toc20_599908755"/></text:h>
      <text:h text:style-name="Heading_20_2" text:outline-level="2"><text:bookmark-start text:name="__RefHeading___Toc330_1320702543"/>YouTube<text:bookmark-end text:name="__RefHeading___Toc330_1320702543"/></text:h>
      <text:h text:style-name="P16" text:outline-level="3"><text:bookmark-start text:name="__RefHeading___Toc332_1320702543"/>Video Title<text:bookmark-end text:name="__RefHeading___Toc332_1320702543"/></text:h>
      <text:p text:style-name="P20">Video Name • Video <text:span text:style-name="T21">Subject</text:span></text:p>
      <text:h text:style-name="P15" text:outline-level="3"><text:bookmark-start text:name="__RefHeading___Toc334_1320702543"/>Video Description<text:bookmark-end text:name="__RefHeading___Toc334_1320702543"/></text:h>
      <text:p text:style-name="Preformatted_20_Text">Lorem ipsum dolor sit amet, consectetur adipiscing elit, sed do eiusmod tempor incididunt ut labore et dolore magna aliqua. </text:p>
      <text:p text:style-name="Preformatted_20_Text"/>
      <text:p text:style-name="Preformatted_20_Text">[Timecodes]</text:p>
      <text:p text:style-name="Preformatted_20_Text">0:00 – Event 1</text:p>
      <text:p text:style-name="Preformatted_20_Text"><text:span text:style-name="T19">1</text:span>:<text:span text:style-name="T19">0</text:span>0 – Event 2</text:p>
      <text:p text:style-name="Preformatted_20_Text"/>
      <text:p text:style-name="Preformatted_20_Text">[Links]</text:p>
      <text:p text:style-name="Preformatted_20_Text">1) Link 1 Name: Link</text:p>
      <text:p text:style-name="Preformatted_20_Text">2) Link 2 Name: Link</text:p>
      <text:p text:style-name="Preformatted_20_Text"/>
      <text:p text:style-name="Preformatted_20_Text">[Audio Sources]</text:p>
      <text:p text:style-name="Preformatted_20_Text">1) Song Name (Author Name): Song Link</text:p>
      <text:p text:style-name="Preformatted_20_Text">2) Recording Name (Author Name): Recording Link</text:p>
      <text:p text:style-name="Preformatted_20_Text"/>
      <text:p text:style-name="Preformatted_20_Text">[Video Sources]</text:p>
      <text:p text:style-name="Preformatted_20_Text">1) Video Name (Author Name): Video Link</text:p>
      <text:p text:style-name="P21">2) Video Re-upload Name (Re-upload <text:span text:style-name="T22">Author</text:span> Name, <text:span text:style-name="T22">Original</text:span> <text:span text:style-name="T22">Author</text:span>: <text:span text:style-name="T22">Original Author</text:span> Name): Video Link</text:p>
      <text:p text:style-name="Preformatted_20_Text"/>
      <text:p text:style-name="Preformatted_20_Text">[<text:span text:style-name="T20">Notes</text:span>]</text:p>
      <text:p text:style-name="Preformatted_20_Text">Rhoncus urna neque viverra justo nec ultrices dui sapien.</text:p>
      <text:p text:style-name="Preformatted_20_Text"/>
      <text:p text:style-name="Preformatted_20_Text">[Disclaimer]</text:p>
      <text:p text:style-name="Preformatted_20_Text">Enim eu turpis egestas pretium aenean pharetra.</text:p>
      <text:p text:style-name="Preformatted_20_Text"/>
      <text:p text:style-name="P19">#hashtag1 #hashtag2 #hashtag3</text:p>
      <text:h text:style-name="P17" text:outline-level="3"><text:bookmark-start text:name="__RefHeading___Toc390_1320702543"/>Playlist<text:bookmark-end text:name="__RefHeading___Toc390_1320702543"/></text:h>
      <text:p text:style-name="Preformatted_20_Text">Devlogs</text:p>
      <text:h text:style-name="Heading_20_3" text:outline-level="3"><text:bookmark-start text:name="__RefHeading___Toc392_1320702543"/>Tags<text:bookmark-end text:name="__RefHeading___Toc392_1320702543"/></text:h>
      <text:p text:style-name="P22">Alternative Title 1, Alternative Title 2, Alternative Title 3</text:p>
      <text:h text:style-name="P17" text:outline-level="3"><text:bookmark-start text:name="__RefHeading___Toc394_1320702543"/>Category<text:bookmark-end text:name="__RefHeading___Toc394_1320702543"/></text:h>
      <text:p text:style-name="P23"><text:span text:style-name="T24">People &amp; Blogs</text:span></text:p>
      <text:h text:style-name="P12" text:outline-level="2"><text:bookmark-start text:name="__RefHeading___Toc336_1320702543"/>Instagram<text:bookmark-end text:name="__RefHeading___Toc336_1320702543"/></text:h>
      <text:h text:style-name="P18" text:outline-level="3"><text:bookmark-start text:name="__RefHeading___Toc401_1320702543"/>Posts<text:bookmark-end text:name="__RefHeading___Toc401_1320702543"/></text:h>
      <text:p text:style-name="Preformatted_20_Text">Lorem ipsum dolor sit amet, consectetur adipiscing elit, sed do eiusmod tempor incididunt ut labore et dolore magna aliqua.</text:p>
      <text:p text:style-name="Preformatted_20_Text"/>
      <text:p text:style-name="P24">#hashtag1 #hashtag2 #hashtag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iberation Sans" officeooo:rsid="00035398" officeooo:paragraph-rsid="0003539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6:57:19.044000000</meta:creation-date>
    <dc:date>2023-11-20T19:58:16.227000000</dc:date>
    <meta:editing-duration>PT3H6S</meta:editing-duration>
    <meta:editing-cycles>48</meta:editing-cycles>
    <meta:generator>LibreOffice/7.6.2.1$Windows_X86_64 LibreOffice_project/56f7684011345957bbf33a7ee678afaf4d2ba333</meta:generator>
    <meta:print-date>2023-11-20T17:10:13.209000000</meta:print-date>
    <meta:printed-by>PDF files</meta:printed-by>
    <meta:document-statistic meta:table-count="0" meta:image-count="0" meta:object-count="0" meta:page-count="6" meta:paragraph-count="94" meta:word-count="401" meta:character-count="2318" meta:non-whitespace-character-count="2033"/>
  </office:meta>
</office:document-meta>
</file>